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fo:color="#000000" style:font-name="Times New Roman" fo:font-size="11pt" officeooo:rsid="00158a5f" officeooo:paragraph-rsid="001b36bd" fo:background-color="transparent" style:font-size-asian="11pt" style:font-size-complex="11pt"/>
    </style:style>
    <style:style style:name="P2"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1pt" officeooo:rsid="00172fc7" officeooo:paragraph-rsid="003dd2a7" fo:background-color="transparent" style:font-size-asian="11pt" style:font-size-complex="11pt"/>
    </style:style>
    <style:style style:name="P3"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1pt" officeooo:rsid="00172fc7" officeooo:paragraph-rsid="004293e6" fo:background-color="transparent" style:font-size-asian="11pt" style:font-size-complex="11pt"/>
    </style:style>
    <style:style style:name="P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1pt" officeooo:rsid="00172fc7" officeooo:paragraph-rsid="00444ecc" fo:background-color="transparent" style:font-size-asian="11pt" style:font-size-complex="11pt"/>
    </style:style>
    <style:style style:name="P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000000" style:font-name="Times New Roman" fo:font-size="11pt" officeooo:rsid="001b36bd" officeooo:paragraph-rsid="001b36bd" fo:background-color="transparent" style:font-size-asian="11pt" style:font-size-complex="11pt"/>
    </style:style>
    <style:style style:name="P6" style:family="paragraph" style:parent-style-name="Preformatted_20_Text">
      <style:paragraph-properties fo:margin-left="0cm" fo:margin-right="0cm" fo:margin-top="0cm" fo:margin-bottom="0cm" style:contextual-spacing="false" fo:text-align="center" style:justify-single-word="false" fo:text-indent="0cm" style:auto-text-indent="false">
        <style:tab-stops>
          <style:tab-stop style:position="16.325cm"/>
        </style:tab-stops>
      </style:paragraph-properties>
      <style:text-properties fo:color="#000000" style:font-name="Times New Roman" fo:font-size="11pt" fo:font-weight="bold" officeooo:rsid="0023176c" officeooo:paragraph-rsid="0023176c" fo:background-color="transparent" style:font-size-asian="11pt" style:font-weight-asian="bold" style:font-size-complex="11pt" style:font-weight-complex="bold"/>
    </style:style>
    <style:style style:name="P7"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212327" officeooo:paragraph-rsid="00212327" style:font-size-asian="11pt" style:font-size-complex="11pt"/>
    </style:style>
    <style:style style:name="P8"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204a48" officeooo:paragraph-rsid="00204a48" style:font-size-asian="11pt" style:font-size-complex="11pt"/>
    </style:style>
    <style:style style:name="P9"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3fe12" officeooo:paragraph-rsid="0019052b" style:font-size-asian="11pt" style:font-size-complex="11pt"/>
    </style:style>
    <style:style style:name="P10"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58a5f" officeooo:paragraph-rsid="00266060" style:font-size-asian="11pt" style:font-size-complex="11pt"/>
    </style:style>
    <style:style style:name="P11"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3612d5" officeooo:paragraph-rsid="003612d5" style:font-size-asian="11pt" style:font-size-complex="11pt"/>
    </style:style>
    <style:style style:name="P12"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paragraph-rsid="00204a48" style:font-size-asian="11pt" style:font-size-complex="11pt"/>
    </style:style>
    <style:style style:name="P13"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paragraph-rsid="00212327" style:font-size-asian="11pt" style:font-size-complex="11pt"/>
    </style:style>
    <style:style style:name="P1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paragraph-rsid="0023c251" style:font-size-asian="11pt" style:font-size-complex="11pt"/>
    </style:style>
    <style:style style:name="P15"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paragraph-rsid="00266060" style:font-size-asian="11pt" style:font-size-complex="11pt"/>
    </style:style>
    <style:style style:name="P16"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paragraph-rsid="0050b34c" style:font-size-asian="11pt" style:font-size-complex="11pt"/>
    </style:style>
    <style:style style:name="P17"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1pt" fo:font-weight="bold" officeooo:rsid="001f5e1a" officeooo:paragraph-rsid="001f5e1a" style:font-size-asian="11pt" style:font-weight-asian="bold" style:font-size-complex="11pt" style:font-weight-complex="bold"/>
    </style:style>
    <style:style style:name="P18"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1pt" fo:font-weight="bold" officeooo:rsid="00212327" officeooo:paragraph-rsid="00212327" style:font-size-asian="11pt" style:font-weight-asian="bold" style:font-size-complex="11pt" style:font-weight-complex="bold"/>
    </style:style>
    <style:style style:name="P19"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1pt" fo:font-weight="bold" officeooo:rsid="00359015" officeooo:paragraph-rsid="00359015" style:font-size-asian="11pt" style:font-weight-asian="bold" style:font-size-complex="11pt" style:font-weight-complex="bold"/>
    </style:style>
    <style:style style:name="P20"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58a5f" officeooo:paragraph-rsid="001b36bd" fo:background-color="transparent" style:font-size-asian="11pt" style:font-size-complex="11pt"/>
    </style:style>
    <style:style style:name="P21"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d7047" officeooo:paragraph-rsid="003612d5" fo:background-color="transparent" style:font-size-asian="11pt" style:font-size-complex="11pt"/>
    </style:style>
    <style:style style:name="P22"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e516b" officeooo:paragraph-rsid="00359015" fo:background-color="transparent" style:font-size-asian="11pt" style:font-size-complex="11pt"/>
    </style:style>
    <style:style style:name="P23"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Times New Roman" fo:font-size="11pt" officeooo:rsid="00172fc7" officeooo:paragraph-rsid="00172fc7" fo:background-color="transparent" style:font-size-asian="11pt" style:font-size-complex="11pt"/>
    </style:style>
    <style:style style:name="P2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72fc7" officeooo:paragraph-rsid="004293e6" fo:background-color="transparent" style:font-size-asian="11pt" style:font-size-complex="11pt"/>
    </style:style>
    <style:style style:name="P2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Times New Roman" fo:font-size="11pt" officeooo:rsid="0019052b" officeooo:paragraph-rsid="0019052b" fo:background-color="transparent" style:font-size-asian="11pt" style:font-size-complex="11pt"/>
    </style:style>
    <style:style style:name="P2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Times New Roman" fo:font-size="11pt" officeooo:rsid="001a502c" officeooo:paragraph-rsid="001a502c" fo:background-color="transparent" style:font-size-asian="11pt" style:font-size-complex="11pt"/>
    </style:style>
    <style:style style:name="P2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Times New Roman" fo:font-size="11pt" officeooo:rsid="001b36bd" officeooo:paragraph-rsid="001b36bd" fo:background-color="transparent" style:font-size-asian="11pt" style:font-size-complex="11pt"/>
    </style:style>
    <style:style style:name="P28"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Times New Roman" fo:font-size="11pt" officeooo:rsid="001b36bd" officeooo:paragraph-rsid="00266060" fo:background-color="transparent" style:font-size-asian="11pt" style:font-size-complex="11pt"/>
    </style:style>
    <style:style style:name="P29"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1b36bd" officeooo:paragraph-rsid="001e516b" fo:background-color="transparent" style:font-size-asian="11pt" style:font-size-complex="11pt"/>
    </style:style>
    <style:style style:name="P30"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308c61" officeooo:paragraph-rsid="00308c61" fo:background-color="transparent" style:font-size-asian="11pt" style:font-size-complex="11pt"/>
    </style:style>
    <style:style style:name="P31"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308c61" officeooo:paragraph-rsid="00359015" fo:background-color="transparent" style:font-size-asian="11pt" style:font-size-complex="11pt"/>
    </style:style>
    <style:style style:name="P32"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2efd2e" officeooo:paragraph-rsid="002efd2e" fo:background-color="transparent" style:font-size-asian="11pt" style:font-size-complex="11pt"/>
    </style:style>
    <style:style style:name="P33"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29b12f" officeooo:paragraph-rsid="0029b12f" fo:background-color="transparent" style:font-size-asian="11pt" style:font-size-complex="11pt"/>
    </style:style>
    <style:style style:name="P3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444ecc" officeooo:paragraph-rsid="0050b34c" fo:background-color="transparent" style:font-size-asian="11pt" style:font-size-complex="11pt"/>
    </style:style>
    <style:style style:name="P35"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font-size="11pt" officeooo:paragraph-rsid="002efd2e" style:font-size-asian="11pt" style:font-size-complex="11pt"/>
    </style:style>
    <style:style style:name="P3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dddddd" style:font-name="Times New Roman" fo:font-size="11pt" officeooo:rsid="001b36bd" officeooo:paragraph-rsid="001b36bd" fo:background-color="transparent" style:font-size-asian="11pt" style:font-size-complex="11pt"/>
    </style:style>
    <style:style style:name="P3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dddddd" style:font-name="Times New Roman" fo:font-size="11pt" officeooo:rsid="001a502c" officeooo:paragraph-rsid="002f472c" fo:background-color="transparent" style:font-size-asian="11pt" style:font-size-complex="11pt"/>
    </style:style>
    <style:style style:name="P38"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dddddd" style:font-name="Times New Roman" fo:font-size="11pt" officeooo:rsid="0029928d" officeooo:paragraph-rsid="0029928d" fo:background-color="transparent" style:font-size-asian="11pt" style:font-size-complex="11pt"/>
    </style:style>
    <style:style style:name="P39"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fo:color="#222222" style:font-name="Liberation Serif" fo:font-size="11pt" fo:letter-spacing="normal" fo:font-style="normal" fo:font-weight="bold" style:font-size-asian="11pt" style:font-weight-asian="bold" style:font-size-complex="11pt" style:font-weight-complex="bold"/>
    </style:style>
    <style:style style:name="P40"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font-variant="normal" fo:text-transform="none" fo:color="#b2b2b2" style:font-name="Helvetica Neue" fo:font-size="12pt" fo:letter-spacing="normal" fo:font-style="normal" fo:font-weight="normal" officeooo:rsid="004d38d5" officeooo:paragraph-rsid="004d38d5" fo:background-color="transparent" style:font-size-asian="11pt" style:font-size-complex="11pt"/>
    </style:style>
    <style:style style:name="P41"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font-variant="normal" fo:text-transform="none" fo:color="#777777" style:font-name="Helvetica Neue" fo:font-size="12pt" fo:letter-spacing="normal" fo:font-style="normal" fo:font-weight="normal" officeooo:rsid="004d38d5" officeooo:paragraph-rsid="004d38d5" fo:background-color="transparent" style:font-size-asian="11pt" style:font-size-complex="11pt"/>
    </style:style>
    <style:style style:name="P42" style:family="paragraph" style:parent-style-name="Preformatted_20_Text">
      <style:paragraph-properties fo:margin-left="0cm" fo:margin-right="0cm" fo:margin-top="0cm" fo:margin-bottom="0cm" style:contextual-spacing="false" fo:line-height="100%" fo:text-indent="0cm" style:auto-text-indent="false"/>
      <style:text-properties style:font-name="Liberation Serif" fo:font-size="11pt" style:font-size-asian="11pt" style:font-size-complex="11pt"/>
    </style:style>
    <style:style style:name="P43"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1pt" officeooo:rsid="001f5e1a" officeooo:paragraph-rsid="001f5e1a" style:font-size-asian="11pt" style:font-size-complex="11pt"/>
    </style:style>
    <style:style style:name="P44"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Liberation Serif" fo:font-size="11pt" fo:font-weight="bold" officeooo:rsid="001f5e1a" officeooo:paragraph-rsid="001f5e1a" style:font-size-asian="11pt" style:font-weight-asian="bold" style:font-size-complex="11pt" style:font-weight-complex="bold"/>
    </style:style>
    <style:style style:name="P4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172fc7" officeooo:paragraph-rsid="00172fc7" fo:background-color="transparent" style:font-size-asian="11pt" style:font-size-complex="11pt"/>
    </style:style>
    <style:style style:name="P4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172fc7" officeooo:paragraph-rsid="0050b34c" fo:background-color="transparent" style:font-size-asian="11pt" style:font-size-complex="11pt"/>
    </style:style>
    <style:style style:name="P4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172fc7" officeooo:paragraph-rsid="0051c0ec" fo:background-color="transparent" style:font-size-asian="11pt" style:font-size-complex="11pt"/>
    </style:style>
    <style:style style:name="P48" style:family="paragraph" style:parent-style-name="Preformatted_20_Text">
      <style:paragraph-properties fo:margin-left="0cm" fo:margin-right="0cm" fo:margin-top="0cm" fo:margin-bottom="0cm" style:contextual-spacing="false" fo:text-align="center" style:justify-single-word="false" fo:text-indent="0cm" style:auto-text-indent="false">
        <style:tab-stops>
          <style:tab-stop style:position="16.325cm"/>
        </style:tab-stops>
      </style:paragraph-properties>
      <style:text-properties style:font-name="Liberation Serif" fo:font-size="11pt" officeooo:rsid="00172fc7" officeooo:paragraph-rsid="0051c0ec" fo:background-color="transparent" style:font-size-asian="11pt" style:font-size-complex="11pt"/>
    </style:style>
    <style:style style:name="P49"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4d38d5" fo:background-color="transparent" style:font-size-asian="11pt" style:font-size-complex="11pt"/>
    </style:style>
    <style:style style:name="P50"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51c0ec" fo:background-color="transparent" style:font-size-asian="11pt" style:font-size-complex="11pt"/>
    </style:style>
    <style:style style:name="P51"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5356e8" fo:background-color="transparent" style:font-size-asian="11pt" style:font-size-complex="11pt"/>
    </style:style>
    <style:style style:name="P52"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5467fe" fo:background-color="transparent" style:font-size-asian="11pt" style:font-size-complex="11pt"/>
    </style:style>
    <style:style style:name="P53"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58e511" fo:background-color="transparent" style:font-size-asian="11pt" style:font-size-complex="11pt"/>
    </style:style>
    <style:style style:name="P5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4d38d5" fo:background-color="transparent" style:font-size-asian="11pt" style:font-size-complex="11pt"/>
    </style:style>
    <style:style style:name="P5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51c0ec" officeooo:paragraph-rsid="005356e8" fo:background-color="transparent" style:font-size-asian="11pt" style:font-size-complex="11pt"/>
    </style:style>
    <style:style style:name="P5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53b359" officeooo:paragraph-rsid="0053b359" fo:background-color="transparent" style:font-size-asian="11pt" style:font-size-complex="11pt"/>
    </style:style>
    <style:style style:name="P5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55f902" officeooo:paragraph-rsid="0055f902" fo:background-color="transparent" style:font-size-asian="11pt" style:font-size-complex="11pt"/>
    </style:style>
    <style:style style:name="P58"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585060" officeooo:paragraph-rsid="00585060" fo:background-color="transparent" style:font-size-asian="11pt" style:font-size-complex="11pt"/>
    </style:style>
    <style:style style:name="P59"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use-window-font-color="true" style:font-name="Liberation Serif" fo:font-size="11pt" fo:font-style="normal" fo:font-weight="normal" officeooo:rsid="00172fc7" officeooo:paragraph-rsid="004ad4f1" fo:background-color="transparent" style:font-size-asian="11pt" style:font-style-asian="normal" style:font-weight-asian="normal" style:font-size-complex="11pt" style:font-style-complex="normal" style:font-weight-complex="normal"/>
    </style:style>
    <style:style style:name="P60"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b2b2b2" style:font-name="Liberation Serif" fo:font-size="11pt" officeooo:rsid="004d38d5" officeooo:paragraph-rsid="005467fe" fo:background-color="transparent" style:font-size-asian="11pt" style:font-size-complex="11pt"/>
    </style:style>
    <style:style style:name="P6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6.325cm"/>
        </style:tab-stops>
      </style:paragraph-properties>
      <style:text-properties fo:font-variant="normal" fo:text-transform="none" fo:color="#333333" style:font-name="Liberation Serif" fo:font-size="11pt" fo:letter-spacing="normal" fo:font-style="normal" fo:font-weight="normal" officeooo:rsid="004d38d5" officeooo:paragraph-rsid="004d38d5" fo:background-color="transparent" style:font-size-asian="11pt" style:font-size-complex="11pt"/>
    </style:style>
    <style:style style:name="P6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6.325cm"/>
        </style:tab-stops>
      </style:paragraph-properties>
      <style:text-properties officeooo:paragraph-rsid="001b36bd"/>
    </style:style>
    <style:style style:name="P63" style:family="paragraph" style:parent-style-name="Text_20_body">
      <style:paragraph-properties fo:margin-left="0cm" fo:margin-right="0cm" fo:margin-top="0cm" fo:margin-bottom="0.423cm" style:contextual-spacing="false" fo:line-height="100%" fo:widows="1" fo:text-indent="0cm" style:auto-text-indent="false"/>
      <style:text-properties fo:font-variant="normal" fo:text-transform="none" fo:color="#333333" style:font-name="Liberation Serif" fo:font-size="11pt" fo:letter-spacing="normal" fo:font-style="normal" fo:font-weight="normal" style:font-size-asian="11pt" style:font-size-complex="11pt"/>
    </style:style>
    <style:style style:name="P64" style:family="paragraph" style:parent-style-name="Preformatted_20_Text">
      <style:paragraph-properties fo:margin-left="0cm" fo:margin-right="0cm" fo:margin-top="0cm" fo:margin-bottom="0cm" style:contextual-spacing="false" fo:text-align="justify" style:justify-single-word="false" fo:text-indent="1.499cm" style:auto-text-indent="false">
        <style:tab-stops>
          <style:tab-stop style:position="16.325cm"/>
        </style:tab-stops>
      </style:paragraph-properties>
      <style:text-properties style:font-name="Liberation Serif" fo:font-size="11pt" officeooo:rsid="004d38d5" officeooo:paragraph-rsid="004d38d5" fo:background-color="transparent" style:font-size-asian="11pt" style:font-size-complex="11pt"/>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000000" style:font-name="Liberation Serif" fo:font-size="10pt" fo:font-weight="bold" officeooo:rsid="000c90ad" officeooo:paragraph-rsid="005b6d4e" fo:background-color="transparent" style:font-size-asian="10pt" style:font-weight-asian="bold" style:font-size-complex="10pt" style:font-weight-complex="bold"/>
    </style:style>
    <style:style style:name="P66" style:family="paragraph" style:parent-style-name="Standard">
      <style:paragraph-properties fo:text-align="justify" style:justify-single-word="false"/>
      <style:text-properties fo:color="#000000" style:font-name="Liberation Serif" fo:font-size="10pt" fo:font-weight="bold" officeooo:rsid="000b1c6f" officeooo:paragraph-rsid="005b6d4e" style:font-size-asian="10pt" style:font-weight-asian="bold" style:font-size-complex="10pt" style:font-weight-complex="bold"/>
    </style:style>
    <style:style style:name="P67" style:family="paragraph" style:parent-style-name="Standard">
      <style:paragraph-properties fo:text-align="justify" style:justify-single-word="false"/>
      <style:text-properties fo:color="#000000" style:font-name="Liberation Serif" fo:font-size="10pt" fo:font-weight="bold" officeooo:rsid="000c17c5" officeooo:paragraph-rsid="005b6d4e" style:font-size-asian="10pt" style:font-weight-asian="bold" style:font-size-complex="10pt" style:font-weight-complex="bold"/>
    </style:style>
    <style:style style:name="P68" style:family="paragraph" style:parent-style-name="Standard">
      <style:paragraph-properties fo:text-align="justify" style:justify-single-word="false"/>
      <style:text-properties fo:color="#000000" style:font-name="Liberation Serif" fo:font-size="10pt" fo:font-weight="bold" officeooo:rsid="000c90ad" officeooo:paragraph-rsid="005b6d4e" fo:background-color="transparent" style:font-size-asian="10pt" style:font-weight-asian="bold" style:font-size-complex="10pt" style:font-weight-complex="bold"/>
    </style:style>
    <style:style style:name="P69" style:family="paragraph" style:parent-style-name="Standard">
      <style:paragraph-properties fo:text-align="justify" style:justify-single-word="false"/>
      <style:text-properties fo:color="#000000" style:font-name="Liberation Serif" fo:font-size="10pt" officeooo:paragraph-rsid="005b6d4e" style:font-size-asian="10pt" style:font-size-complex="10pt"/>
    </style:style>
    <style:style style:name="P70" style:family="paragraph" style:parent-style-name="Standard">
      <style:paragraph-properties fo:text-align="justify" style:justify-single-word="false"/>
      <style:text-properties fo:color="#000000" style:font-name="Liberation Serif" fo:font-size="10pt" officeooo:rsid="000c17c5" officeooo:paragraph-rsid="005b6d4e" style:font-size-asian="10pt" style:font-size-complex="10pt"/>
    </style:style>
    <style:style style:name="P71" style:family="paragraph" style:parent-style-name="Standard">
      <style:paragraph-properties fo:text-align="justify" style:justify-single-word="false"/>
      <style:text-properties fo:color="#000000" style:font-name="Liberation Serif" fo:font-size="10pt" officeooo:rsid="000c17c5" officeooo:paragraph-rsid="005b6d4e" fo:background-color="transparent" style:font-size-asian="10pt" style:font-size-complex="10pt"/>
    </style:style>
    <style:style style:name="P72"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1pt" fo:font-weight="bold" officeooo:rsid="00204a48" officeooo:paragraph-rsid="0050b34c" style:font-size-asian="11pt" style:font-weight-asian="bold" style:font-size-complex="11pt" style:font-weight-complex="bold"/>
    </style:style>
    <style:style style:name="P73"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1pt" officeooo:rsid="00486d37" officeooo:paragraph-rsid="0050b34c" fo:background-color="transparent" style:font-size-asian="11pt" style:font-size-complex="11pt"/>
    </style:style>
    <style:style style:name="P74"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1pt" officeooo:rsid="001b36bd" officeooo:paragraph-rsid="0050b34c" fo:background-color="transparent" style:font-size-asian="11pt" style:font-size-complex="11pt"/>
    </style:style>
    <style:style style:name="P7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officeooo:rsid="004d38d5" officeooo:paragraph-rsid="0050b34c" fo:background-color="transparent" style:font-size-asian="11pt" style:font-size-complex="11pt"/>
    </style:style>
    <style:style style:name="P7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style:font-name="Liberation Serif" fo:font-size="11pt" fo:font-weight="normal" officeooo:rsid="005467fe" officeooo:paragraph-rsid="005467fe" fo:background-color="transparent" style:font-size-asian="11pt" style:font-weight-asian="normal" style:font-size-complex="11pt" style:font-weight-complex="normal"/>
    </style:style>
    <style:style style:name="P77"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tab-stop style:position="16.325cm"/>
        </style:tab-stops>
      </style:paragraph-properties>
      <style:text-properties fo:color="#cccccc" style:font-name="Times New Roman" fo:font-size="11pt" officeooo:rsid="00266060" officeooo:paragraph-rsid="00266060" fo:background-color="transparent" style:font-size-asian="11pt" style:font-size-complex="11pt"/>
    </style:style>
    <style:style style:name="P78" style:family="paragraph" style:parent-style-name="Preformatted_20_Text" style:list-style-name="L1">
      <style:paragraph-properties fo:margin-top="0cm" fo:margin-bottom="0cm" style:contextual-spacing="false" fo:text-align="justify" style:justify-single-word="false">
        <style:tab-stops>
          <style:tab-stop style:position="16.325cm"/>
        </style:tab-stops>
      </style:paragraph-properties>
      <style:text-properties fo:color="#000000" style:font-name="Times New Roman" fo:font-size="11pt" fo:font-weight="normal" officeooo:rsid="0023176c" officeooo:paragraph-rsid="0023176c" fo:background-color="transparent" style:font-size-asian="11pt" style:font-weight-asian="normal" style:font-size-complex="11pt" style:font-weight-complex="normal"/>
    </style:style>
    <style:style style:name="T1" style:family="text">
      <style:text-properties fo:color="#000000"/>
    </style:style>
    <style:style style:name="T2" style:family="text">
      <style:text-properties fo:color="#000000" officeooo:rsid="0011e7ce"/>
    </style:style>
    <style:style style:name="T3" style:family="text">
      <style:text-properties fo:color="#000000" officeooo:rsid="00125fa2" fo:background-color="#ffff00" loext:char-shading-value="0"/>
    </style:style>
    <style:style style:name="T4" style:family="text">
      <style:text-properties fo:color="#000000" officeooo:rsid="00204a48" fo:background-color="#ffff00" loext:char-shading-value="0"/>
    </style:style>
    <style:style style:name="T5" style:family="text">
      <style:text-properties fo:color="#000000" officeooo:rsid="0023176c" fo:background-color="#ffff00" loext:char-shading-value="0"/>
    </style:style>
    <style:style style:name="T6" style:family="text">
      <style:text-properties fo:color="#000000" officeooo:rsid="00359015" fo:background-color="#ffff00" loext:char-shading-value="0"/>
    </style:style>
    <style:style style:name="T7" style:family="text">
      <style:text-properties fo:color="#000000" officeooo:rsid="00125fa2"/>
    </style:style>
    <style:style style:name="T8" style:family="text">
      <style:text-properties fo:color="#000000" officeooo:rsid="001366f7"/>
    </style:style>
    <style:style style:name="T9" style:family="text">
      <style:text-properties fo:color="#000000" officeooo:rsid="00152283"/>
    </style:style>
    <style:style style:name="T10" style:family="text">
      <style:text-properties fo:color="#000000" officeooo:rsid="00158a5f"/>
    </style:style>
    <style:style style:name="T11" style:family="text">
      <style:text-properties fo:color="#000000" officeooo:rsid="00172fc7"/>
    </style:style>
    <style:style style:name="T12" style:family="text">
      <style:text-properties fo:color="#000000" officeooo:rsid="0019052b"/>
    </style:style>
    <style:style style:name="T13" style:family="text">
      <style:text-properties fo:color="#000000" fo:background-color="#ffcc00" loext:char-shading-value="0"/>
    </style:style>
    <style:style style:name="T14" style:family="text">
      <style:text-properties fo:color="#000000" officeooo:rsid="0019052b" fo:background-color="#ffcc00" loext:char-shading-value="0"/>
    </style:style>
    <style:style style:name="T15" style:family="text">
      <style:text-properties fo:color="#000000" fo:background-color="#ff3333" loext:char-shading-value="0"/>
    </style:style>
    <style:style style:name="T16" style:family="text">
      <style:text-properties fo:color="#000000" officeooo:rsid="001b8bba" fo:background-color="#ff3333" loext:char-shading-value="0"/>
    </style:style>
    <style:style style:name="T17" style:family="text">
      <style:text-properties fo:color="#000000" officeooo:rsid="001a502c"/>
    </style:style>
    <style:style style:name="T18" style:family="text">
      <style:text-properties fo:color="#000000" officeooo:rsid="001b36bd"/>
    </style:style>
    <style:style style:name="T19" style:family="text">
      <style:text-properties fo:color="#000000" officeooo:rsid="001b8bba"/>
    </style:style>
    <style:style style:name="T20" style:family="text">
      <style:text-properties fo:color="#000000" officeooo:rsid="00204a48"/>
    </style:style>
    <style:style style:name="T21" style:family="text">
      <style:text-properties fo:color="#000000" officeooo:rsid="00212327"/>
    </style:style>
    <style:style style:name="T22" style:family="text">
      <style:text-properties fo:color="#000000" fo:font-weight="bold" style:font-weight-asian="bold" style:font-weight-complex="bold"/>
    </style:style>
    <style:style style:name="T23" style:family="text">
      <style:text-properties fo:color="#000000" fo:font-weight="bold" officeooo:rsid="0019052b" style:font-weight-asian="bold" style:font-weight-complex="bold"/>
    </style:style>
    <style:style style:name="T24" style:family="text">
      <style:text-properties fo:color="#000000" fo:font-weight="bold" officeooo:rsid="0011e7ce" style:font-weight-asian="bold" style:font-weight-complex="bold"/>
    </style:style>
    <style:style style:name="T25" style:family="text">
      <style:text-properties fo:color="#000000" fo:font-weight="bold" officeooo:rsid="00204a48" style:font-weight-asian="bold" style:font-weight-complex="bold"/>
    </style:style>
    <style:style style:name="T26" style:family="text">
      <style:text-properties fo:color="#000000" fo:font-weight="bold" officeooo:rsid="00212327" style:font-weight-asian="bold" style:font-weight-complex="bold"/>
    </style:style>
    <style:style style:name="T27" style:family="text">
      <style:text-properties fo:color="#000000" fo:font-weight="bold" officeooo:rsid="0023c251" style:font-weight-asian="bold" style:font-weight-complex="bold"/>
    </style:style>
    <style:style style:name="T28" style:family="text">
      <style:text-properties fo:color="#000000" style:text-underline-style="none" fo:font-weight="bold" style:font-weight-asian="bold" style:font-weight-complex="bold"/>
    </style:style>
    <style:style style:name="T29" style:family="text">
      <style:text-properties fo:color="#000000" officeooo:rsid="0023176c"/>
    </style:style>
    <style:style style:name="T30" style:family="text">
      <style:text-properties fo:color="#000000" officeooo:rsid="0023c251"/>
    </style:style>
    <style:style style:name="T31" style:family="text">
      <style:text-properties fo:color="#000000" officeooo:rsid="00158a5f" fo:background-color="transparent" loext:char-shading-value="0"/>
    </style:style>
    <style:style style:name="T32" style:family="text">
      <style:text-properties fo:color="#000000" officeooo:rsid="0019052b" fo:background-color="transparent" loext:char-shading-value="0"/>
    </style:style>
    <style:style style:name="T33" style:family="text">
      <style:text-properties fo:color="#000000" officeooo:rsid="00158a5f" fo:background-color="#ffff66" loext:char-shading-value="0"/>
    </style:style>
    <style:style style:name="T34" style:family="text">
      <style:text-properties fo:color="#000000" officeooo:rsid="0019052b" fo:background-color="#ffff66" loext:char-shading-value="0"/>
    </style:style>
    <style:style style:name="T35" style:family="text">
      <style:text-properties fo:color="#000000" officeooo:rsid="001366f7" fo:background-color="#ffff66" loext:char-shading-value="0"/>
    </style:style>
    <style:style style:name="T36" style:family="text">
      <style:text-properties fo:color="#000000" officeooo:rsid="0024ee85"/>
    </style:style>
    <style:style style:name="T37" style:family="text">
      <style:text-properties fo:color="#000000" officeooo:rsid="003612d5"/>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29928d" style:font-weight-asian="normal" style:font-weight-complex="normal"/>
    </style:style>
    <style:style style:name="T40" style:family="text">
      <style:text-properties fo:color="#000000" fo:font-weight="normal" officeooo:rsid="003be074" style:font-weight-asian="normal" style:font-weight-complex="normal"/>
    </style:style>
    <style:style style:name="T41" style:family="text">
      <style:text-properties fo:color="#000000" fo:font-weight="normal" officeooo:rsid="0029b12f" style:font-weight-asian="normal" style:font-weight-complex="normal"/>
    </style:style>
    <style:style style:name="T42" style:family="text">
      <style:text-properties fo:color="#000000" fo:font-weight="normal" officeooo:rsid="001eadc6" style:font-weight-asian="normal" style:font-weight-complex="normal"/>
    </style:style>
    <style:style style:name="T43" style:family="text">
      <style:text-properties fo:color="#000000" officeooo:rsid="00486d37"/>
    </style:style>
    <style:style style:name="T44" style:family="text">
      <style:text-properties fo:color="#000000" style:font-name="Liberation Serif"/>
    </style:style>
    <style:style style:name="T45" style:family="text">
      <style:text-properties fo:color="#000000" style:font-name="Liberation Serif" officeooo:rsid="0019052b"/>
    </style:style>
    <style:style style:name="T46" style:family="text">
      <style:text-properties officeooo:rsid="0011e7ce"/>
    </style:style>
    <style:style style:name="T47" style:family="text">
      <style:text-properties fo:background-color="#ffff00" loext:char-shading-value="0"/>
    </style:style>
    <style:style style:name="T48" style:family="text">
      <style:text-properties officeooo:rsid="000b1c6f" fo:background-color="#ffff00" loext:char-shading-value="0"/>
    </style:style>
    <style:style style:name="T49" style:family="text">
      <style:text-properties officeooo:rsid="001e1708"/>
    </style:style>
    <style:style style:name="T50" style:family="text">
      <style:text-properties officeooo:rsid="001eadc6"/>
    </style:style>
    <style:style style:name="T51" style:family="text">
      <style:text-properties officeooo:rsid="00204a48"/>
    </style:style>
    <style:style style:name="T52" style:family="text">
      <style:text-properties fo:font-weight="bold" style:font-weight-asian="bold" style:font-weight-complex="bold"/>
    </style:style>
    <style:style style:name="T53" style:family="text">
      <style:text-properties fo:font-weight="bold" officeooo:rsid="0029b12f" style:font-weight-asian="bold" style:font-weight-complex="bold"/>
    </style:style>
    <style:style style:name="T54" style:family="text">
      <style:text-properties fo:font-weight="bold" officeooo:rsid="003612d5" style:font-weight-asian="bold" style:font-weight-complex="bold"/>
    </style:style>
    <style:style style:name="T55" style:family="text">
      <style:text-properties fo:font-weight="bold" officeooo:rsid="003819de" style:font-weight-asian="bold" style:font-weight-complex="bold"/>
    </style:style>
    <style:style style:name="T56" style:family="text">
      <style:text-properties fo:font-weight="bold" officeooo:rsid="004293e6" style:font-weight-asian="bold" style:font-weight-complex="bold"/>
    </style:style>
    <style:style style:name="T57" style:family="text">
      <style:text-properties officeooo:rsid="0023176c"/>
    </style:style>
    <style:style style:name="T58" style:family="text">
      <style:text-properties fo:font-weight="normal" style:font-weight-asian="normal" style:font-weight-complex="normal"/>
    </style:style>
    <style:style style:name="T59" style:family="text">
      <style:text-properties fo:font-weight="normal" officeooo:rsid="003819de" style:font-weight-asian="normal" style:font-weight-complex="normal"/>
    </style:style>
    <style:style style:name="T60" style:family="text">
      <style:text-properties fo:font-weight="normal" officeooo:rsid="00395c2c" style:font-weight-asian="normal" style:font-weight-complex="normal"/>
    </style:style>
    <style:style style:name="T61" style:family="text">
      <style:text-properties fo:font-weight="normal" officeooo:rsid="001a502c" style:font-weight-asian="normal" style:font-weight-complex="normal"/>
    </style:style>
    <style:style style:name="T62" style:family="text">
      <style:text-properties fo:font-weight="normal" officeooo:rsid="001eadc6" style:font-weight-asian="normal" style:font-weight-complex="normal"/>
    </style:style>
    <style:style style:name="T63" style:family="text">
      <style:text-properties fo:font-weight="normal" officeooo:rsid="00293c54" style:font-weight-asian="normal" style:font-weight-complex="normal"/>
    </style:style>
    <style:style style:name="T64" style:family="text">
      <style:text-properties fo:font-weight="normal" officeooo:rsid="0029b12f" style:font-weight-asian="normal" style:font-weight-complex="normal"/>
    </style:style>
    <style:style style:name="T65" style:family="text">
      <style:text-properties fo:font-weight="normal" officeooo:rsid="0029928d" style:font-weight-asian="normal" style:font-weight-complex="normal"/>
    </style:style>
    <style:style style:name="T66" style:family="text">
      <style:text-properties fo:font-weight="normal" officeooo:rsid="003a09fa" style:font-weight-asian="normal" style:font-weight-complex="normal"/>
    </style:style>
    <style:style style:name="T67" style:family="text">
      <style:text-properties fo:font-weight="normal" officeooo:rsid="003be074" style:font-weight-asian="normal" style:font-weight-complex="normal"/>
    </style:style>
    <style:style style:name="T68" style:family="text">
      <style:text-properties fo:font-weight="normal" officeooo:rsid="003dd2a7" style:font-weight-asian="normal" style:font-weight-complex="normal"/>
    </style:style>
    <style:style style:name="T69" style:family="text">
      <style:text-properties fo:font-weight="normal" officeooo:rsid="004168f9" style:font-weight-asian="normal" style:font-weight-complex="normal"/>
    </style:style>
    <style:style style:name="T70" style:family="text">
      <style:text-properties fo:font-weight="normal" officeooo:rsid="004293e6" style:font-weight-asian="normal" style:font-weight-complex="normal"/>
    </style:style>
    <style:style style:name="T71" style:family="text">
      <style:text-properties fo:font-weight="normal" officeooo:rsid="00444ecc" style:font-weight-asian="normal" style:font-weight-complex="normal"/>
    </style:style>
    <style:style style:name="T72" style:family="text">
      <style:text-properties fo:font-weight="normal" officeooo:rsid="0053b359" style:font-weight-asian="normal" style:font-weight-complex="normal"/>
    </style:style>
    <style:style style:name="T73" style:family="text">
      <style:text-properties fo:font-weight="normal" officeooo:rsid="005467fe" style:font-weight-asian="normal" style:font-weight-complex="normal"/>
    </style:style>
    <style:style style:name="T74" style:family="text">
      <style:text-properties fo:font-weight="normal" officeooo:rsid="004168f9" fo:background-color="#ffff66" loext:char-shading-value="0" style:font-weight-asian="normal" style:font-weight-complex="normal"/>
    </style:style>
    <style:style style:name="T75" style:family="text">
      <style:text-properties fo:font-variant="normal" fo:text-transform="none" fo:color="#252525" fo:letter-spacing="normal" fo:font-style="normal" fo:font-weight="normal"/>
    </style:style>
    <style:style style:name="T76" style:family="text">
      <style:text-properties fo:font-variant="normal" fo:text-transform="none" fo:color="#252525" fo:letter-spacing="normal" fo:font-style="normal" fo:font-weight="normal" officeooo:rsid="0023c251"/>
    </style:style>
    <style:style style:name="T77" style:family="text">
      <style:text-properties fo:font-variant="normal" fo:text-transform="none" style:use-window-font-color="true"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style:use-window-font-color="true" fo:letter-spacing="normal" fo:font-style="normal" fo:font-weight="normal" officeooo:rsid="004d38d5" style:font-style-asian="normal" style:font-weight-asian="normal" style:font-style-complex="normal" style:font-weight-complex="normal"/>
    </style:style>
    <style:style style:name="T79" style:family="text">
      <style:text-properties fo:font-variant="normal" fo:text-transform="none" style:use-window-font-color="true" fo:letter-spacing="normal" fo:font-style="normal" fo:font-weight="normal" officeooo:rsid="004bbd60" style:font-style-asian="normal" style:font-weight-asian="normal" style:font-style-complex="normal" style:font-weight-complex="normal"/>
    </style:style>
    <style:style style:name="T80" style:family="text">
      <style:text-properties fo:font-variant="normal" fo:text-transform="none" style:use-window-font-color="true" fo:letter-spacing="normal" fo:font-style="normal" fo:font-weight="normal" officeooo:rsid="004ad4f1"/>
    </style:style>
    <style:style style:name="T81" style:family="text">
      <style:text-properties fo:font-variant="normal" fo:text-transform="none" style:use-window-font-color="true" fo:letter-spacing="normal" fo:font-style="normal" fo:font-weight="normal" officeooo:rsid="001b36bd"/>
    </style:style>
    <style:style style:name="T82" style:family="text">
      <style:text-properties fo:font-variant="normal" fo:text-transform="none" fo:color="#000000" fo:letter-spacing="normal" fo:font-style="normal" fo:font-weight="normal" officeooo:rsid="00266060"/>
    </style:style>
    <style:style style:name="T83" style:family="text">
      <style:text-properties fo:font-variant="normal" fo:text-transform="none" fo:color="#000000" fo:letter-spacing="normal" fo:font-style="normal" fo:font-weight="normal" officeooo:rsid="004ad4f1"/>
    </style:style>
    <style:style style:name="T84" style:family="text">
      <style:text-properties fo:font-variant="normal" fo:text-transform="none" fo:color="#000000" fo:letter-spacing="normal" fo:font-style="normal" fo:font-weight="normal" officeooo:rsid="0027bfd6"/>
    </style:style>
    <style:style style:name="T85" style:family="text">
      <style:text-properties fo:font-variant="normal" fo:text-transform="none" fo:color="#000000" style:font-name="Liberation Serif" fo:letter-spacing="normal" fo:font-style="normal" fo:font-weight="normal" officeooo:rsid="00266060"/>
    </style:style>
    <style:style style:name="T86" style:family="text">
      <style:text-properties fo:font-variant="normal" fo:text-transform="none" fo:letter-spacing="normal" fo:font-style="normal"/>
    </style:style>
    <style:style style:name="T87" style:family="text">
      <style:text-properties fo:font-variant="normal" fo:text-transform="none" fo:letter-spacing="normal" fo:font-style="normal" fo:font-weight="normal"/>
    </style:style>
    <style:style style:name="T88" style:family="text">
      <style:text-properties fo:font-variant="normal" fo:text-transform="none" fo:letter-spacing="normal" fo:font-style="normal" fo:font-weight="normal" style:font-weight-asian="normal" style:font-weight-complex="normal"/>
    </style:style>
    <style:style style:name="T89" style:family="text">
      <style:text-properties fo:font-variant="normal" fo:text-transform="none" fo:letter-spacing="normal" fo:font-style="normal" fo:font-weight="normal" officeooo:rsid="000e6031" style:font-weight-asian="normal" style:font-weight-complex="normal"/>
    </style:style>
    <style:style style:name="T90" style:family="text">
      <style:text-properties fo:font-variant="normal" fo:text-transform="none" fo:letter-spacing="normal" fo:font-style="normal" fo:font-weight="normal" fo:background-color="#ff3300" loext:char-shading-value="0"/>
    </style:style>
    <style:style style:name="T91" style:family="text">
      <style:text-properties fo:font-variant="normal" fo:text-transform="none" fo:letter-spacing="normal" fo:font-style="normal" fo:font-weight="normal" officeooo:rsid="000c90ad" fo:background-color="#ff3300" loext:char-shading-value="0"/>
    </style:style>
    <style:style style:name="T92" style:family="text">
      <style:text-properties officeooo:rsid="0023c251"/>
    </style:style>
    <style:style style:name="T93" style:family="text">
      <style:text-properties style:font-name="Times New Roman" officeooo:rsid="002efd2e" fo:background-color="transparent" loext:char-shading-value="0"/>
    </style:style>
    <style:style style:name="T94" style:family="text">
      <style:text-properties style:font-name="Times New Roman" officeooo:rsid="003612d5" fo:background-color="transparent" loext:char-shading-value="0"/>
    </style:style>
    <style:style style:name="T95" style:family="text">
      <style:text-properties style:font-name="Times New Roman" officeooo:rsid="0029b12f" fo:background-color="transparent" loext:char-shading-value="0"/>
    </style:style>
    <style:style style:name="T96" style:family="text">
      <style:text-properties style:font-name="Times New Roman" officeooo:rsid="00359015" fo:background-color="transparent" loext:char-shading-value="0"/>
    </style:style>
    <style:style style:name="T97" style:family="text">
      <style:text-properties style:font-name="Times New Roman" officeooo:rsid="00444ecc" fo:background-color="transparent" loext:char-shading-value="0"/>
    </style:style>
    <style:style style:name="T98" style:family="text">
      <style:text-properties officeooo:rsid="00293c54"/>
    </style:style>
    <style:style style:name="T99" style:family="text">
      <style:text-properties officeooo:rsid="0029b12f"/>
    </style:style>
    <style:style style:name="T100" style:family="text">
      <style:text-properties officeooo:rsid="00359015"/>
    </style:style>
    <style:style style:name="T101" style:family="text">
      <style:text-properties officeooo:rsid="003612d5"/>
    </style:style>
    <style:style style:name="T102" style:family="text">
      <style:text-properties fo:color="#cccccc"/>
    </style:style>
    <style:style style:name="T103" style:family="text">
      <style:text-properties fo:color="#cccccc" officeooo:rsid="0019052b" fo:background-color="#eeeeee" loext:char-shading-value="0"/>
    </style:style>
    <style:style style:name="T104" style:family="text">
      <style:text-properties fo:color="#cccccc" officeooo:rsid="00266060"/>
    </style:style>
    <style:style style:name="T105" style:family="text">
      <style:text-properties fo:color="#cccccc" officeooo:rsid="001b8bba"/>
    </style:style>
    <style:style style:name="T106" style:family="text">
      <style:text-properties fo:color="#cccccc" officeooo:rsid="001b36bd"/>
    </style:style>
    <style:style style:name="T107" style:family="text">
      <style:text-properties fo:color="#cccccc" style:font-name="Liberation Serif"/>
    </style:style>
    <style:style style:name="T108" style:family="text">
      <style:text-properties officeooo:rsid="002f472c" fo:background-color="#eeeeee" loext:char-shading-value="0"/>
    </style:style>
    <style:style style:name="T109" style:family="text">
      <style:text-properties fo:color="#dddddd"/>
    </style:style>
    <style:style style:name="T110" style:family="text">
      <style:text-properties fo:color="#dddddd" officeooo:rsid="001a502c"/>
    </style:style>
    <style:style style:name="T111" style:family="text">
      <style:text-properties fo:color="#dddddd" officeooo:rsid="001b36bd"/>
    </style:style>
    <style:style style:name="T112" style:family="text">
      <style:text-properties fo:color="#dddddd" style:font-name="Liberation Serif"/>
    </style:style>
    <style:style style:name="T113" style:family="text">
      <style:text-properties officeooo:rsid="003819de"/>
    </style:style>
    <style:style style:name="T114" style:family="text">
      <style:text-properties officeooo:rsid="001b8bba"/>
    </style:style>
    <style:style style:name="T115" style:family="text">
      <style:text-properties officeooo:rsid="00486d37"/>
    </style:style>
    <style:style style:name="T116" style:family="text">
      <style:text-properties style:use-window-font-color="true" fo:font-style="normal" fo:font-weight="normal" style:font-style-asian="normal" style:font-weight-asian="normal" style:font-style-complex="normal" style:font-weight-complex="normal"/>
    </style:style>
    <style:style style:name="T117" style:family="text">
      <style:text-properties style:use-window-font-color="true" fo:font-style="normal" fo:font-weight="normal" officeooo:rsid="004bbd60" style:font-style-asian="normal" style:font-weight-asian="normal" style:font-style-complex="normal" style:font-weight-complex="normal"/>
    </style:style>
    <style:style style:name="T118" style:family="text">
      <style:text-properties style:use-window-font-color="true" fo:font-style="normal" fo:font-weight="bold" style:font-style-asian="normal" style:font-weight-asian="normal" style:font-style-complex="normal" style:font-weight-complex="normal"/>
    </style:style>
    <style:style style:name="T119" style:family="text">
      <style:text-properties style:use-window-font-color="true" fo:font-style="normal" style:text-underline-style="solid" style:text-underline-width="auto" style:text-underline-color="font-color" fo:font-weight="bold" style:font-style-asian="normal" style:font-weight-asian="normal" style:font-style-complex="normal" style:font-weight-complex="normal"/>
    </style:style>
    <style:style style:name="T120" style:family="text">
      <style:text-properties style:use-window-font-color="true" fo:font-style="normal" style:text-underline-style="none" fo:font-weight="bold" style:font-style-asian="normal" style:font-weight-asian="normal" style:font-style-complex="normal" style:font-weight-complex="normal"/>
    </style:style>
    <style:style style:name="T121" style:family="text">
      <style:text-properties officeooo:rsid="00507e4a"/>
    </style:style>
    <style:style style:name="T122" style:family="text">
      <style:text-properties officeooo:rsid="005356e8"/>
    </style:style>
    <style:style style:name="T123" style:family="text">
      <style:text-properties officeooo:rsid="0055f902"/>
    </style:style>
    <style:style style:name="T124" style:family="text">
      <style:text-properties fo:color="#b2b2b2" fo:font-weight="normal" officeooo:rsid="0053b359" style:font-weight-asian="normal" style:font-weight-complex="normal"/>
    </style:style>
    <style:style style:name="T125" style:family="text">
      <style:text-properties fo:color="#b2b2b2" fo:font-weight="normal" officeooo:rsid="005467fe" style:font-weight-asian="normal" style:font-weight-complex="normal"/>
    </style:style>
    <style:style style:name="T126" style:family="text">
      <style:text-properties fo:color="#b2b2b2" fo:font-weight="normal" officeooo:rsid="005467fe" fo:background-color="#ffff00" loext:char-shading-value="0" style:font-weight-asian="normal" style:font-weight-complex="normal"/>
    </style:style>
    <style:style style:name="T127" style:family="text">
      <style:text-properties officeooo:rsid="00585060"/>
    </style:style>
    <style:style style:name="T128" style:family="text">
      <style:text-properties officeooo:rsid="0058e511"/>
    </style:style>
    <style:style style:name="T129" style:family="text">
      <style:text-properties officeooo:rsid="000b1c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46">П</text:span>рименение модели иерархической временной памяти к задачам распознаванияч команд в неинвазивных интерфейсах мозг-компьютер</text:p>
      <text:p text:style-name="P42"/>
      <text:p text:style-name="P44">Введение</text:p>
      <text:p text:style-name="P43">Из методов машинного обучения HTM наиболее близка к нейронным сетям. Однако HTM ставит своей основной задачей создание модели подобной модели коры головного мозга. Между <text:span text:style-name="T51">биологическими </text:span>нейронными сетями <text:span text:style-name="T51">и нейронными сетями как математическими моделяями есть существенные различия...</text:span></text:p>
      <text:p text:style-name="P72">Определения и обозначения</text:p>
      <text:p text:style-name="P16"><text:span text:style-name="T25"><text:tab/></text:span><text:span text:style-name="T22">Временная Иерархическая Память, или </text:span><text:span text:style-name="T28">Hierarchical Temporal Memory (HTM)</text:span><text:span text:style-name="T1"> --- это </text:span><text:span text:style-name="T2">технология </text:span><text:span text:style-name="T11">машинного обучения</text:span><text:span text:style-name="T1">, </text:span><text:span text:style-name="T11">направленная </text:span><text:span text:style-name="T12">на </text:span><text:span text:style-name="T2"><text:s/></text:span><text:span text:style-name="T4">создание(обобщение)</text:span><text:span text:style-name="T20"> </text:span><text:span text:style-name="T2">структур</text:span><text:span text:style-name="T12">ных и алгоритмических свойств неокортекса. [</text:span><text:span text:style-name="T29">2</text:span><text:span text:style-name="T12">] </text:span><text:span text:style-name="T7">Разработка HTM осуществлялась компанией Numenta и продолжается и на сегодняшний день. </text:span><text:span text:style-name="T12">Под основными алгоритмическими свойствами здесь понимаются </text:span><text:span text:style-name="T2">распознавание (классификация) объектов, предсказание поведения объектов во времени и запоминание </text:span><text:span text:style-name="T7">и др</text:span><text:span text:style-name="T2">. </text:span></text:p>
      <text:p text:style-name="P7"><text:span text:style-name="T2"><text:tab/>Д</text:span><text:span text:style-name="T1">алее будут приведены биологические термины. Пояснения по их использованию в сетях HTM приведено в Главе 1. </text:span></text:p>
      <text:p text:style-name="P8"><text:span text:style-name="T23"><text:tab/>Неокортекс</text:span><text:span text:style-name="T12"> (&lt;&lt;новая кора&gt;&gt;) –- основная (по размеру) часть</text:span><text:span text:style-name="T2"> коры головного мозга.</text:span></text:p>
      <text:p text:style-name="P12"><text:span text:style-name="T24"><text:tab/>Н</text:span><text:span text:style-name="T25">ейрон</text:span><text:span text:style-name="T20"> --- </text:span><text:span text:style-name="T21">нервные клетки. Основными частями нейрона являются клеточное тело, аксон и дендриты. </text:span><text:span text:style-name="T30">Для сетей HTM за основу берется структура нейрона с одним аксоном и несколькими дендритами.</text:span> </text:p>
      <text:p text:style-name="P13"><text:span text:style-name="T26"><text:tab/>Аксон</text:span><text:span text:style-name="T21"> --- </text:span>главный отросток <text:span text:style-name="T57">нервной клетки</text:span>, по которому она передает информацию следующей клетке в нейронной цепи. Если нейрон образует выходные связи с большим числом других клеток, его аксон многократно ветвится, чтобы сигналы могли дойти до каждой из них. <text:span text:style-name="T57">[3]</text:span></text:p>
      <text:p text:style-name="P13"><text:span text:style-name="T26"><text:tab/>Синапс</text:span><text:span text:style-name="T21"> --- </text:span><text:span text:style-name="T30">д</text:span>ействительные места соединения <text:span text:style-name="T92">между нейронами (</text:span>специфические точки на поверхности нервных клеток, где происходит их контакт<text:span text:style-name="T92">)</text:span>. <text:span text:style-name="T92">[3]</text:span></text:p>
      <text:p text:style-name="P14"><text:span text:style-name="T26"><text:tab/>Дендрит</text:span><text:span text:style-name="T27">ы</text:span><text:span text:style-name="T21"> --- <text:s/></text:span><text:span text:style-name="T75">как правило, короткие и сильно разветвлённые отростки нейрона, служащие главным местом образования влияющих на нейрон возбуждающих и тормозных синапсов , и которые передают возбуждение к телу нейрона</text:span><text:span text:style-name="T76"> [wiki]. </text:span>На дендритах и на поверхности центральной части нейрона, окружающей ядро , находятся входные синапсы, образуемые аксонами других нейронов.<text:span text:style-name="T92">[3]</text:span></text:p>
      <text:p text:style-name="P14"/>
      <text:p text:style-name="P11"/>
      <text:p text:style-name="P17">Теоретическая часть</text:p>
      <text:p text:style-name="P18">Глава 1</text:p>
      <text:p text:style-name="P15"><text:span text:style-name="T7"><text:tab/>Теоретические основы технологии HTM базируются на биоло</text:span><text:span text:style-name="T21">г</text:span><text:span text:style-name="T7">ической теории строения коры головного мозга</text:span><text:span text:style-name="T3">, описанной Д</text:span><text:span text:style-name="T6">жефом</text:span><text:span text:style-name="T3"> Хокинсом в [</text:span><text:span text:style-name="T5">1</text:span><text:span text:style-name="T3">].</text:span><text:span text:style-name="T7"> </text:span><text:span text:style-name="T12">С</text:span><text:span text:style-name="T8">огласно </text:span><text:span text:style-name="T12">нейробиологической </text:span><text:span text:style-name="T8">теории, </text:span><text:span text:style-name="T12">которой придерживается</text:span><text:span text:style-name="T8"> Хокинс, </text:span><text:span text:style-name="T12">неокортекс </text:span><text:span text:style-name="T8">осуществляет основные функции разума живого существа. </text:span><text:span text:style-name="T31">Особенности памяти неокортекса заключаю</text:span><text:span text:style-name="T32">т</text:span><text:span text:style-name="T31">ся в сохранении временных и пространственных последовательностей, </text:span><text:span text:style-name="T33">автоассоци</text:span><text:span text:style-name="T34">а</text:span><text:span text:style-name="T33">тивном запоминании объе</text:span><text:span text:style-name="T34">к</text:span><text:span text:style-name="T33">тов и в инвариа</text:span><text:span text:style-name="T34">нт</text:span><text:span text:style-name="T33">ных представлениях объектов.</text:span><text:span text:style-name="T35"> </text:span></text:p>
      <text:p text:style-name="P9"/>
      <text:p text:style-name="P19">Структура HTM</text:p>
      <text:p text:style-name="P9"><text:span text:style-name="T9"><text:tab/>Структура </text:span><text:span text:style-name="T10">неокортекса</text:span><text:span text:style-name="T9"> практически однородна: он</text:span><text:span text:style-name="T1"> представляет собой шесть связанных слоев нейронов </text:span><text:span text:style-name="T9">(иногда говорят о пяти, объединяя вместе второй и третий слои)</text:span><text:span text:style-name="T1">, общей толщиной около 2 мм. <text:s/></text:span><text:span text:style-name="T9">В первом, верхнем, слое, в отличие от остальных, наблюдаются в основном аксоны и незначительное число нейронов. Остальные слои различаются между собой по многим характеристикам: толщина слоя, форма составляющих его нейронов, </text:span><text:span text:style-name="T10">связанными со слоем органами или другими областями коры.</text:span></text:p>
      <text:p text:style-name="P10"><text:span text:style-name="T1"><text:tab/>Не менее важным принципом организации неокортекса является его колончатая структура: нейроны, реагирующие на сигнал одинаковым образом, выстраиваются <text:s/>в </text:span><text:span text:style-name="T36">кортикальные колонки, идущие через все слои</text:span><text:span text:style-name="T1">.</text:span><text:bookmark-start text:name="__DdeLink__4351_1985594312"/></text:p>
      <text:p text:style-name="P20"><text:span text:style-name="T1"><text:tab/>Разумеется, что полностью </text:span><text:span text:style-name="T37">запрограммировать</text:span><text:span text:style-name="T1"> структуру неокортекса невозможно. Однако основные принципы биологической организации в HTM </text:span><text:span text:style-name="T37">сохранены</text:span><text:span text:style-name="T1">.</text:span><text:bookmark-end text:name="__DdeLink__4351_1985594312"/></text:p>
      <text:p text:style-name="P21"><text:tab/>Для описания элементов сетей HTM используются <text:span text:style-name="T100">базовые </text:span>понятия из <text:span text:style-name="T47">нейрофизиологии</text:span>. <text:span text:style-name="T11">Как видно из названия, одним из основных принципов является иерархическое строение сетей HTM. Каждый уровень иерархии содержит &lt;&lt;регионы&gt;&gt;, <text:s/>то есть единиц памяти, осуществляющих функции запоминания и предсказания. </text:span><text:span text:style-name="T12">Регион HTM подобен региону неокортекса: слои сильно </text:span><text:soft-page-break/><text:span text:style-name="T12">взаимосвязанных клеток HTM организуются в колонки.</text:span></text:p>
      <text:p text:style-name="P21"><text:span text:style-name="T49"><text:tab/>Клетки в регионах </text:span>HTM <text:span text:style-name="T49">являются аналогами нейронов: они имеют дендритные сегменты и синапсы, <text:s/>с помощью которых осуществляется передача сигнала в сети, и, соответственно, обучение. <text:s/>Клетки в сети, как и в неокортексе, организованы в горизонтальные слои и вертикальные колонки. Таким образом, регион HTM-сети можно представлять как трехмерный массив. Однако, в отличии от неокортекса, число слоев и клеток является параметрами сети и может быть задано пользователем. Стандартно используют четыре слоя.</text:span></text:p>
      <text:p text:style-name="P35"><text:span text:style-name="T93"><text:tab/>В нейрофизиологии отдельный нейрон с дивергентной структурой может посылать сигналы тысяче и даже большему числу других нейронов. Но чаще один такой нейрон соединяется всего лишь с несколькими определенными нейронами. [3] В сети HTM </text:span><text:span text:style-name="T94">рассматривается подобная организация. О</text:span><text:span text:style-name="T93">тдельные клетки передают сигнал с помощью дендритных сегментов и синапсов. </text:span></text:p>
      <text:p text:style-name="P32"><text:tab/>Дендритные сегменты клетки разделяются на один близкий дендрит (проксимальный) и десятки удаленных (дистальных). Первый сегмент является общим для всей колонки клеток и принимает информацию извне региона сети, а через удаленные дендриты поступает информация от других ближайших клеток и колонок.</text:p>
      <text:p text:style-name="P35"><text:span text:style-name="T97"><text:tab/>Синапсы в HTM –- связи между клетками. </text:span><text:span text:style-name="T93">Формирование синапсов в HTM основывается на следующих концепциях из нейробиологии: </text:span><text:span text:style-name="T95">концепция потенциальных синапсов и концепция перманентности </text:span><text:span text:style-name="T93">синапса</text:span><text:span text:style-name="T95">. </text:span><text:span text:style-name="T96">Первая говорит, что физически возможны лишь некоторые соединения между клетками, поэтому у каждого дедритного сегмента есть список потенциальных синапсов, каждый из которых характеризуется перманентностью. </text:span></text:p>
      <text:p text:style-name="P22"><text:span text:style-name="T53"><text:tab/>Перманентность</text:span><text:span text:style-name="T99"> --- число в интервале от 0 до 1, характеризующее прочность связи потенциального синапса. </text:span>Синапсы, в отличие от своих биологических аналогов <text:span text:style-name="T99">или нейронных сетей как математических моделей</text:span>, имеют бинарный вес, <text:span text:style-name="T100">который определяется как следующий индикатор: $\mathbb{1} \left( permanence \ge threshold \right)$. </text:span></text:p>
      <text:p text:style-name="P30"><text:tab/>Сами клетки также характеризуются одним из состояний: </text:p>
      <text:p text:style-name="P30">1. активность от прямого воздействия <text:span text:style-name="T100">(клетка &lt;&lt;активна&gt;&gt;)</text:span>,</text:p>
      <text:p text:style-name="P31">2. активность от бокового воздействия, <text:span text:style-name="T100">то есть </text:span>от соседних клеток в регионе <text:span text:style-name="T100">(клетка &lt;&lt;в состоянии предсказания&gt;&gt;)</text:span></text:p>
      <text:p text:style-name="P30">3. <text:span text:style-name="T100">клетка не активна.</text:span></text:p>
      <text:p text:style-name="P33">Обучение HTM сети основано на постоянном изменении значений перманентности. </text:p>
      <text:p text:style-name="P29"/>
      <text:p text:style-name="P1"><text:span text:style-name="T54">Обучение </text:span><text:span text:style-name="T56">и предсказание</text:span><text:span text:style-name="T54"> в HTM</text:span> </text:p>
      <text:p text:style-name="P2"><text:tab/>Как правило, на вход сетей HTM подаются данные, непрерывно изменяющиеся во времени. <text:span text:style-name="T101">Как уже было сказано, в</text:span> самой сети они хранятся подобно разреженным трехмерным матрицам. <text:span text:style-name="T113">Такие представления информации называются </text:span><text:span text:style-name="T55">пространственно-разреженными</text:span><text:span text:style-name="T59">, </text:span><text:span text:style-name="T60">или </text:span><text:span text:style-name="T62">Sparse Distributed Representations (SDR</text:span><text:span text:style-name="T60">). </text:span><text:span text:style-name="T66">HTM допускает стандартные типы входных данных: </text:span><text:span text:style-name="T67">бинарные или </text:span><text:span text:style-name="T66">скаляр</text:span><text:span text:style-name="T67">ные</text:span><text:span text:style-name="T66">, категориальные данные, дат</text:span><text:span text:style-name="T67">а</text:span><text:span text:style-name="T66"> и время. </text:span><text:span text:style-name="T69">Если представить входящую информацию </text:span><text:span text:style-name="T74">как набор бит,</text:span><text:span text:style-name="T69"> то для каждой из колонок региона </text:span><text:span text:style-name="T74">будет зафиксирована</text:span><text:span text:style-name="T69"> уникальная часть набора, активность которой колонка будет отслеживать. Такие части перекрываются между собой, но не совпадают полностью друг с другом. </text:span><text:span text:style-name="T70">При активации бита (когда его значение становится равным 1), колонка или часть клеток в колонке становится активными, тем самым кодируя входной сигнал бинарным представлением.</text:span></text:p>
      <text:p text:style-name="P3"><text:span text:style-name="T60"><text:tab/>К</text:span><text:span text:style-name="T61">ак и в </text:span><text:span text:style-name="T70">слоях </text:span><text:span text:style-name="T61">неокортекс</text:span><text:span text:style-name="T70">а</text:span><text:span text:style-name="T61">, </text:span><text:span text:style-name="T70">где</text:span><text:span text:style-name="T61"> присутствуют подавляющие нейроны, </text:span><text:span text:style-name="T70">в сети HTM колонки с большим уровнем активности подавляют колонки с меньшим уровнем, </text:span><text:span text:style-name="T61">не позволя</text:span><text:span text:style-name="T70">я </text:span><text:span text:style-name="T61">при поступлении сигнала активироваться одновременно большому числу связанных нейронов. Поэтому поступающая информация кодируется в сети HTM </text:span><text:span text:style-name="T63">л</text:span><text:span text:style-name="T61">ишь небольшим число</text:span><text:span text:style-name="T63">м</text:span><text:span text:style-name="T61"> одновременно активных клеток из всех имеющихся в регионе. </text:span></text:p>
      <text:p text:style-name="P4"><text:span text:style-name="T61"><text:tab/>Пространственно-разреженные представления </text:span><text:span text:style-name="T63">имеют ряд преимуществ. </text:span><text:span text:style-name="T68">Если входной сигнал немного изменился, то часть колонок будут воспринимать немного больше или меньше информации, но бОльшая часть активных клеток останется той же. Поэтому похожим входным данным буду соответствовать похожие пространственно-разреженные представления. </text:span><text:span text:style-name="T63">Рассмотрим</text:span><text:span text:style-name="T68"> поясняющий <text:s/></text:span><text:span text:style-name="T63">пример </text:span><text:span text:style-name="T71">на двумерных бинарных матриц</text:span><text:span text:style-name="T63">. Допустим </text:span><text:span text:style-name="T64">(рис. ...)</text:span><text:span text:style-name="T63">, для кодирования информации доступно </text:span><text:span text:style-name="T67">$</text:span><text:span text:style-name="T63">n = </text:span><text:span text:style-name="T64">36</text:span><text:span text:style-name="T67">$</text:span><text:span text:style-name="T63"> битов, из которым одновременно активными будут до </text:span><text:span text:style-name="T67">$</text:span><text:span text:style-name="T63">w = </text:span><text:span text:style-name="T64">9</text:span><text:span text:style-name="T67">$</text:span><text:span text:style-name="T63"> бит. </text:span><text:span text:style-name="T65">Если к исходному образцу представлению добавили некоторый шум, то множества одновременно активных битов будут не совпадать. Допустим из 21 активного бита в обоих представлениях по своим позициям совпали </text:span><text:span text:style-name="T67">$</text:span><text:span text:style-name="T65">b = 5</text:span><text:span text:style-name="T67">$</text:span><text:span text:style-name="T65"> битов. Тогда вероятность того, что <text:s/>в качестве второго представления мы наблюдаем не зашумленное первое, а совершенно иное </text:span><text:span text:style-name="T64">будет мала:</text:span><text:span text:style-name="T65"> </text:span><text:span text:style-name="T67">$</text:span><text:span text:style-name="T65">\frac{|\Omega_x (n,w,b)| }{\binom nk} </text:span><text:span text:style-name="T64">\approx </text:span><text:soft-page-break/><text:span text:style-name="T64">0.023</text:span><text:span text:style-name="T67">$, </text:span><text:span text:style-name="T71">где</text:span><text:span text:style-name="T65"> <text:s/></text:span><text:span text:style-name="T67">$</text:span><text:span text:style-name="T65">|\Omega_x (n,w,b)|</text:span><text:span text:style-name="T67">$ –-</text:span><text:span text:style-name="T65"> </text:span><text:span text:style-name="T71">мощность множества матриц размера $(n x n)$ с $w$ активными битами, пересекающихся с нашим фиксированным пространственным представлением в $b$ активных битов, а $</text:span><text:span text:style-name="T65">{\binom nk}</text:span><text:span text:style-name="T71">$ --- число всевозможных пространственно-разреженных представлений с числом активных битов, равным $w$. </text:span></text:p>
      <text:p text:style-name="P24"><text:span text:style-name="T39">Типичная ситуация, когда в качестве значений используют n= 2048, w = 21. Тогда при совпадении в 15 битах вероятность ошибиться будет только <text:s/></text:span><text:span text:style-name="T40">$</text:span><text:span text:style-name="T41">8.5 \cdot 10^{-29}</text:span><text:span text:style-name="T40">$</text:span><text:span text:style-name="T41">.</text:span><text:span text:style-name="T39"> <text:s/></text:span></text:p>
      <text:p text:style-name="P34"><text:span text:style-name="T42"><text:tab/>В</text:span><text:span text:style-name="T38">ернемся к механизму обучения регионов HTM. </text:span><text:span text:style-name="T17">Регион </text:span><text:span text:style-name="T18">обучается путем установления во входных данных некоторых шаблонов, а также их последовательностей. Такие шаблоны делятся на пространственные и временные. Пространственные шаблоны --- комбинация часто активных одновременно битов. Последовательности в пространственных шаблонов образуют временные. </text:span></text:p>
      <text:p text:style-name="P74"><text:tab/>Регион HTM ограничен в памяти, а следовательно и в числе запоминающихся им шаблонов. Это число также варьируется в зависимости от сложности входных данных.</text:p>
      <text:p text:style-name="P34"><text:span text:style-name="T18"><text:tab/>Обучение региона HTM способно проходить непрерывно. </text:span><text:span text:style-name="T19">Поэтому, в отличие от многих методов машинного обучения, не <text:s/>требуется разделение имеющихся данных на тренировочную и тестовую выборки. Однако, при необходимости, такой подход может быть реализован: самообучение региона можно отключить после построения модели на тренировочной выборке или после окончания обучения низших (относительно рассматриваемого региона) слоев иерархии.</text:span></text:p>
      <text:p text:style-name="P34"><text:span text:style-name="T19"><text:tab/></text:span><text:span text:style-name="T17">Для успешного обучения сети HTM необходимо подавать информацию, непрерывно изменяющуюся во времени. Как и в случае восприятия информации человеческим мозгом, статичные данные </text:span><text:span text:style-name="T18">не </text:span><text:span text:style-name="T17">воспринимаются должным образом: например, органы слуха воспринимают из</text:span><text:span text:style-name="T18">м</text:span><text:span text:style-name="T17">еняющийся во времени звуковой сигнал, а органы зрения </text:span><text:span text:style-name="T18">распознают изображения посредством </text:span><text:span text:style-name="T43">быстрых </text:span><text:span text:style-name="T18">движени</text:span><text:span text:style-name="T43">й</text:span><text:span text:style-name="T18"> глаз (саккад).</text:span></text:p>
      <text:p text:style-name="P34"><text:span text:style-name="T18"><text:tab/></text:span><text:span text:style-name="T115">Временные переходы между пространственными представлениями хранятся в регионах HTM с помощью связей между клетками. Такое свойство обеспечивает также реализацию непрерывного процесса предсказания одновременно с обучением. </text:span></text:p>
      <text:p text:style-name="P73"><text:tab/>Когда регион HTM получает на вход информацию и конвертирует ее в пространственно-разреженное представление, в некотором наборе одна или несколько клеток переходят в состояние активности. Каждая клетка в регионе соединяется с ближайшими клетками с помощью описанных ранее дендритных сегментов и синапсов. При активации клетки формируются и усиливаются ее связи с клетками, которые были активными в предыдущий момент времени. </text:p>
      <text:p text:style-name="P73"><text:tab/>Поэтому, когда сформированные соединения неактивной клетки становятся активными, она переходит в состояние предсказания. Если при следующих входных данных клетка, находящаяся в предсказательном состоянии, стала активной, то информация об ее активации сообщается далее соединенным с ней клеткам, тем самым приводя некоторые из них в состояние предсказания. </text:p>
      <text:p text:style-name="P34"><text:span text:style-name="T80"><text:tab/>Если при поступлении нового входа в пространственном представлении есть колонки, в которых ни одна из клеток не находилась в состоянии предсказания, то</text:span><text:span text:style-name="T83"> активизируютя все клетки в колонке. То есть, если</text:span><text:span text:style-name="T82"> новые входные данные региона не совпадают с предсказанием, которое он сделал до этого, то регион понимает о поступлении неожиданной и не наблюдавшейся ранее информации. Это свойство активно используется для </text:span><text:span text:style-name="T84">задачи обнаружения аномалий в data mining</text:span><text:span text:style-name="T82">.</text:span></text:p>
      <text:p text:style-name="P34"><text:span text:style-name="T82"><text:tab/></text:span><text:span text:style-name="T115">Процесс формирования связей и обучения происходит посредством изменения значений перманентности синапсов в дендритных сегментах клеток.</text:span></text:p>
      <text:p text:style-name="P34"><text:span text:style-name="T83"><text:tab/>Таким образом, л</text:span><text:span text:style-name="T82">юбой из регионов HTM на любом уровне иерархии запоминает последовательности пространственных и временных шаблонов, которые уже поступали к нему в качестве входных данных. </text:span><text:span text:style-name="T81">Итоговым выходом всего региона является активность всех его клеток, включая клетки активные благодаря прямому воздействию входа и клетки активные в состоянии предсказания. </text:span><text:span text:style-name="T85">Предсказания регионов низших слоев иерархии являются входными данными для регионов, находящихся выше по уровню, и за счет такой организации сигнал стабилизируется и обобщается при движении вверх по иерархии.</text:span></text:p>
      <text:p text:style-name="P59"/>
      <text:p text:style-name="P48"><text:span text:style-name="T118">Описание алгоритмов пакета </text:span><text:span text:style-name="T119">nupic</text:span><text:span text:style-name="T116"> </text:span><text:span text:style-name="T118">для языка программирования </text:span><text:span text:style-name="T120">Python. </text:span></text:p>
      <text:p text:style-name="P47"><text:span text:style-name="T117">NuPIC (</text:span><text:span text:style-name="Emphasis"><text:span text:style-name="T77">Numenta Platform for Intelligent Computing</text:span></text:span><text:span text:style-name="Emphasis"><text:span text:style-name="T79">) --- </text:span></text:span><text:span text:style-name="Emphasis"><text:span text:style-name="T78">проект с открытым исходным кодом, основанный на теории временной иерархической памяти. Основными возможностями этого програмного пакета является анализ изменяющихся во времени данных, а именно <text:s/>запоминание временных шаблонов в данных, предсказывание будущих значений и обнаружение аномалий. </text:span></text:span></text:p>
      <text:p text:style-name="P46"/>
      <text:p text:style-name="P75">Реализация моделей HTM основывается на описанных далее алгоритмах.</text:p>
      <text:p text:style-name="P64"/>
      <text:p text:style-name="P50"><text:soft-page-break/><text:span text:style-name="T52">Spatial Pooler.</text:span> <text:span text:style-name="T121">Информация, поступающая в сеть HTM кодируется с помощью встроенных в NuPIC кодировщиков в бинарное представление. Далее закодированная информация, поступающая от сенсорных источников или от низших по иерархии регионов, поступает в Spatial Pooler (далее SP). Основной задачей для SP является конвертация входных данных в пространственно разреженное представление. </text:span></text:p>
      <text:p text:style-name="P55">Фиксированное число колонок воспринимает активные входные биты <text:span text:style-name="T122">с помощью потенциальных синапсов дендритного сегмента: синапс будет считаться активным если значение его перманентности превысит заданный порог</text:span>. При этом, чтобы остав<text:span text:style-name="T122">и</text:span>ть свойство разреженности представлений данных, выбирается некоторое число колонок, а ближайшие к ним подавляются. <text:span text:style-name="T122">Выбор определенной колонки в качестве подавляющей зависит от числа ее активных синапсов и тем, насколько колонка чаще бывает активной относительно других колонок в регионе. На этом этапе также происходит обучение: для активной колонки значение перманентности синапсов, подключенных к активным входным битам, увеличивается, а у остальных --- наоборот. Причем, достигая некоторого минимального порога, перманентность может полностью обнулиться.</text:span></text:p>
      <text:p text:style-name="P56">В SP существует механизм регулирования <text:span text:style-name="T122">распределени</text:span>я<text:span text:style-name="T122"> активности колонок. </text:span>Если какая-то из колонок редко бывает активность относительно других, она увеличивает восприимчивость своих синапсов к входным данным, пока не станет одной из подавляющих колонок, таким способом вынуждая другие колонки представлять <text:span text:style-name="T47">немного другие входные данные</text:span>.</text:p>
      <text:p text:style-name="P56"/>
      <text:p text:style-name="P58">Алгоритм SP в NuPIC можно также использовать для к<text:span text:style-name="T128">л</text:span>ассификации данных, не <text:span text:style-name="T128">изменяющихся последовательно во времени.</text:span></text:p>
      <text:p text:style-name="P51"/>
      <text:p text:style-name="P52"><text:span text:style-name="T52">Temporal Pooler</text:span><text:span text:style-name="T58"> </text:span><text:span text:style-name="T72">(далее TP)</text:span><text:span text:style-name="T58">. </text:span><text:span text:style-name="T72">Задачами TP является запоминание временных шаблонов и предсказание. </text:span><text:span text:style-name="T73">Памятью обладает каждая клетка, но не система в целом. </text:span></text:p>
      <text:p text:style-name="P76">Запоминание происходит посредством связей между активными клетками и клетками, активными в предыдущий момент времени. Предсказание будущей активности также осуществляется самой клеткой, основываясь на частоте появления таких связей. </text:p>
      <text:p text:style-name="P57">TP начинает работать с пространственно-разреженными представлениями сразу после SP. Если в активной колонке есть клетки в состоянии предсказания, то они активизируются, иначе активизируются все клетки колонки. Множество активных клеток представляет закодированные входные данные с учетом прошлых данных. Далее для всех дендритных сегментов клеток в регионе считаем число синапсов с активными клетками. Дендритные сегменты, для которых полученное число превзошло <text:s/>фиксированное пороговое значение, переводят клетку, которой они принадлежат, в состояние предсказания. Значения синапсов в активных дендритных сегментах увеличивается, а в остальных уменьшается.</text:p>
      <text:p text:style-name="P52"/>
      <text:p text:style-name="P60">% <text:span text:style-name="T123">Для предсказаний больше чем на 1 шаг существует система временных изменений перманентности</text:span></text:p>
      <text:p text:style-name="P52"><text:span text:style-name="T124">%Идея, лежащая в основе реализации, заключается в следующем: </text:span><text:span text:style-name="T125">смежные по времени пространственные </text:span><text:span text:style-name="T124">шаблоны в данных </text:span><text:span text:style-name="T125">возможно</text:span><text:span text:style-name="T124"> имеют </text:span><text:span text:style-name="T125">общую причину,</text:span><text:span text:style-name="T124"> </text:span><text:span text:style-name="T126">и поэтому будет формироваться устойчивое представление серии пространственных шаблонов</text:span><text:span text:style-name="T125">.</text:span><text:span text:style-name="T124"> </text:span></text:p>
      <text:p text:style-name="P40"/>
      <text:p text:style-name="P41"/>
      <text:p text:style-name="P49"/>
      <text:p text:style-name="P53"><text:span text:style-name="T52">Swarming</text:span>. <text:span text:style-name="T127">Одним из основных алгоритмов в NuPIC также является Swarming algorithm, который создает для данных несколько различных моделей и подбирает наилучшую, то есть с наименьшей ошибкой предсказания. Параметрами моделей могут быть различные кодировщики, параметры Spatial и Temporal Pooler, различные классификаторы, а также параметры входных данных, такие как рассматриваемые признаки. Поэтому множество возможных моделей, среди которого будем искать оптимальную, огромное, и Swarming запускает N процессов параллельно.</text:span></text:p>
      <text:p text:style-name="P49"/>
      <text:p text:style-name="P54"/>
      <text:p text:style-name="P54"/>
      <text:p text:style-name="P61">Swarming works by creating and trying multiple different models on a dataset and outputting the parameters for the one model that performed the best (generated the lowest error score). There are a number of factors that swarming considers when creating potential models to evaluate, including which fields from the dataset should be included, which model components should be used (encoders, spatial &amp; temporal poolers, classifier, etc.), and what parameter values should be chosen for each component.</text:p>
      <text:p text:style-name="P63"><text:soft-page-break/>The potential search space for a model is typically huge. For example, you might have a swarm that has 5 potential fields to include, 3 model component choices, and a dozen parameters to optimize. Trying out all possible models from this space is prohibitively expensive, so swarming takes a dynamic approach and intelligently winnows down the search space as it progresses in order to zero in on a good performing model as quickly as possible.</text:p>
      <text:p text:style-name="P63">Swarming can run across multiple processes. With N available processes, swarming can run N models simultaneously and make the swarm run that much faster. Swarming uses a de-centralized approach to managing the worker processes: there is no central controller process. Rather, each worker process reads and writes to a central database in order to publish the results on its models and get the results on all other models that were evaluated by other workers. This design is fault tolerant in that any worker can die or come online in the middle of a swarm and the swarm will continue running seamlessly. It thus enables high availability if the workers are spread across multiple machines and the database configured with a live backup.</text:p>
      <text:p text:style-name="P54"/>
      <text:p text:style-name="P49"/>
      <text:p text:style-name="P45"/>
      <text:p text:style-name="P23"><text:span text:style-name="T45">1. </text:span><text:span text:style-name="T112">Как видно из названия, одним из основных принципов является иерархическое строение сетей HTM. Каждый уровень иерархии содержит &lt;&lt;регионы&gt;&gt;, то есть единиц памяти, осуществляющих функции запоминания и предсказания.</text:span><text:span text:style-name="T107"> </text:span><text:span text:style-name="T44">Двигаясь вверх по иерархии, </text:span><text:span text:style-name="T45">выходная от рег</text:span><text:span text:style-name="T12">ионов информация объединяется, создавая </text:span><text:span text:style-name="T14">более общие последовательности.</text:span><text:span text:style-name="T12"> В нисходящем </text:span><text:span text:style-name="T1"><text:s/></text:span><text:span text:style-name="T12">направлении, наоборот, происходит процесс перехода информации от общей к частной. </text:span><text:span text:style-name="T103">(ЕСТЬ ТАКЖЕ ОПИСАНИЕ ПЛЮСОВ ИЕРАРХИИ И ЗАМЕЧАНИЕ, ЧТО РЕГИОНЫ В ИЕРАРХИИ МОГУТ ПОЛУЧАТЬ ИНФОРМАЦИЮ ОТ НЕСКОЛЬКИХ ВИДОВ СЕНСОРОВ)</text:span></text:p>
      <text:p text:style-name="P25"><text:span text:style-name="T1">2. </text:span><text:span text:style-name="T109">Регион HTM подобен региону неокортекса: слои сильно взаимосвязанных клеток HTM организуются в колонки. </text:span><text:span text:style-name="T110">Регион способен осуществлять предсказание сигнала и разпознавание объектов.</text:span></text:p>
      <text:p text:style-name="P37">3. <text:span text:style-name="T108">(ЗДЕСЬ ПРО ТО, ЧЕМ ЯВЛЯЮТСЯ SDR В HTM: клетки в колонке могут быть активными ии пассивными, это представление некого пространственного шаблона)</text:span></text:p>
      <text:p text:style-name="P37">Пространственно-разреженные представления <text:span text:style-name="T50">(SDR, Sparse Distributed Representations)</text:span>: как и в неокортексе, в сети HTM присутствуют подавляющие нейроны, не позволяющие при поступлении сигнала активироваться одновременно большому числу связанных нейронов. Поэтому поступающая информация кодируется в сети HTM <text:span text:style-name="T98">л</text:span>ишь небольшим число<text:span text:style-name="T98">м</text:span> одновременно активных клеток из всех имеющихся в регионе. Пространственно-разреженные представления <text:span text:style-name="T98">имеют ряд преимуществ. Рассмотрим пример. Допустим (рис. ...), для кодирования информации доступно n = 36 битов, из которым одновременно активными будут до w = 9 бит. Если к исходному образцу представлению добавили некоторый шум, то множества одновременно активных битов будут не совпадать. Допустим из 21 активного бита в обоих представлениях по своим позициям совпали b = 5 битов. Тогда вероятность того, что <text:s/>в качестве второго представления мы наблюдаем не зашумленное первое, а совершенно иное будет мала: \frac{|\Omega_x (n,w,b)| }{\binom nk} \approx 0.023. <text:s/></text:span></text:p>
      <text:p text:style-name="P38">Типичная ситуация, когда в качестве значений используют n= 2048, w = 21. Тогда при совпадении в 15 битах вероятность ошибиться будет только <text:s/>8.5 \cdot 10^{-29}. <text:s/></text:p>
      <text:p text:style-name="P26"><text:span text:style-name="T1">4. Роль времени: </text:span><text:span text:style-name="T102">Для успешного обучения сети HTM необходимо подавать информацию, непрерывно изменяющуюся во времени. Как и в случае восприятия информации человеческим мозгом, статичные данные </text:span><text:span text:style-name="T106">не </text:span><text:span text:style-name="T102">воспринимаются должным образом: например, органы слуха воспринимают из</text:span><text:span text:style-name="T106">м</text:span><text:span text:style-name="T102">еняющийся во времени звуковой сигнал, а органы зрения </text:span><text:span text:style-name="T106">распознают изображения посредством движения глаз (саккад).</text:span></text:p>
      <text:p text:style-name="P26"><text:span text:style-name="T1">Время </text:span><text:span text:style-name="T18">также </text:span><text:span text:style-name="T1">может выступать в качестве &lt;&lt;учителя&gt;&gt;, указывая на взаимную связь некоторых последовательностей. К тому же, мы полагаем, что входные для </text:span><text:span text:style-name="T13">региона</text:span><text:span text:style-name="T1"> данные поступают из одного источника и </text:span><text:span text:style-name="T15">имеют один тип,</text:span><text:span text:style-name="T1"> </text:span><text:span text:style-name="T18">поскольку важно не просто изменение во времени, но и последовательный характер такого изменения.</text:span></text:p>
      <text:p text:style-name="P26"><text:span text:style-name="T1">5. </text:span><text:span text:style-name="T109">Обучение. Регион </text:span><text:span text:style-name="T111">обучается путем установления во входных данных некоторых шаблонов, а также их последовательностей. Такие шаблоны делятся на пространственные и временные. Пространственные шаблоны --- комбинация часто активных одновременно битов. Последовательности в пространственных шаблонов образуют временные. </text:span></text:p>
      <text:p text:style-name="P36">Регион HTM ограничен в памяти, а следовательно и в числе запоминающихся им шаблонов. Это число также варьируется в зависимости от сложности входных данных.</text:p>
      <text:p text:style-name="P36"><text:soft-page-break/>Обучение региона HTM способно проходить непрерывно. <text:span text:style-name="T114">Поэтому, в отличие от многих методов машинного обучения, не <text:s/>требуется разделение имеющихся данных на тренировочную и тестовую выборки. Однако, при необходимости, такой подход может быть реализован: самообучение региона можно отключить после построения модели на тренировочной выборке или после окончания обучения низших (относительно рассматриваемого региона) слоев иерархии.</text:span></text:p>
      <text:p text:style-name="P27"><text:span text:style-name="T1">6. Распознавание. </text:span><text:span text:style-name="T19">Распознавание новой полученной информации в сеть HTM происходит путем сравнения ее с выученными ранее шаблонами и их последовательностями. Однако точное повторение входных сигналов почти невозможно. Как и у неокортекса, у региона должно быть <text:s/>свойство, позволяющее не замечать незначительные изменения в представлении одного и того же объекта во время процесса распознавания. Это свойство достигается за счет разреженного представления данных в HTM: говорим, что </text:span><text:span text:style-name="T16">два шаблоны будут совпадать при совпадении лишь некоторых их частей. (перевести пример из видео)</text:span></text:p>
      <text:p text:style-name="P28"><text:span text:style-name="T1">7. Предсказание </text:span><text:span text:style-name="T104">является выходом региона после обработки информации</text:span><text:span text:style-name="T102">. </text:span><text:span text:style-name="T104">Любой из регионов HTM на любом уровне иерархии запоминает последовательности пространственных и временных шаблонов, которые уже поступали к нему в качестве входных данных. Сравнивая новые входные данные с сохраненными шаблонами,</text:span><text:span text:style-name="T105"> регион в качестве предсказания на один или несколько шагов </text:span><text:span text:style-name="T104">вперед </text:span><text:span text:style-name="T105">во времени берет наиболее вероятный будущий шаблон. </text:span><text:span text:style-name="T104">Предсказания регионов низших слоев иерархии являются входными данными для регионов, находящихся выше по уровню, и за счет такой организации сигнал стабилизируется и обобщается при движении вверх по иерархии.</text:span></text:p>
      <text:p text:style-name="P77">К тому же, если новые входные данные региона не совпадают с предсказанием, которое он сделал до этого, то регион понимает о поступлении неожиданной и не наблюдавшейся ранее информации. Это свойство активно используется для задачи обнаружения аномалий в data mining.</text:p>
      <text:p text:style-name="P5"/>
      <text:p text:style-name="P5"/>
      <text:p text:style-name="P5"/>
      <text:p text:style-name="P5"/>
      <text:p text:style-name="P66">Практическая часть.</text:p>
      <text:p text:style-name="P66">Описание данных.</text:p>
      <text:p text:style-name="P69"><text:span text:style-name="T129">В работе были использованы </text:span><text:span text:style-name="T48">данные с 24 каналами и частотой дискретизации 250 Гц</text:span><text:span text:style-name="T129"> для классификации воображаемых движений. Всего есть 3 класса состояний: воображаемое движение левой рукой, <text:s/>воображаемое движение правой рукой и состояние покоя. Данные изначально разделены на тестовую и тренировочную выборки. </text:span></text:p>
      <text:p text:style-name="P70">В таблице () показаны первые строки имеющихся данных. Все поля содержат в себе некоторые вещественные числа, как правило либо отрицательные, либо положительные. Поле classification принимает <text:span text:style-name="T47">одно из значений состояния: <text:s/>0, 1 или 2</text:span>.</text:p>
      <text:p text:style-name="P70"/>
      <text:p text:style-name="P70"/>
      <text:p text:style-name="P67"><text:span text:style-name="T86">Стандартные методы. </text:span></text:p>
      <text:p text:style-name="P70"><text:span text:style-name="T87">В качестве стандартных методов классификации были использованы LDA</text:span><text:span text:style-name="T90">, </text:span><text:span text:style-name="T91">логистическая регрессия, XGBoost и сверточная нейронная сеть.</text:span></text:p>
      <text:p text:style-name="P71"/>
      <text:p text:style-name="P71"/>
      <text:p text:style-name="P71"/>
      <text:p text:style-name="P68"><text:span text:style-name="T86">Классификация с помощью моделей временной иерархической памяти.</text:span></text:p>
      <text:p text:style-name="P68"><text:span text:style-name="T88">С помощью алгоритмов пакета nupic, реализованного на языке Python (2.7), были построены несколько моделей HTM. </text:span></text:p>
      <text:p text:style-name="P68"><text:span text:style-name="T88">1.</text:span><text:span text:style-name="T89">NontemporalClassification</text:span></text:p>
      <text:p text:style-name="P65"><text:span text:style-name="T88"><text:s/></text:span></text:p>
      <text:p text:style-name="P5"/>
      <text:p text:style-name="P62"/>
      <text:p text:style-name="P5"/>
      <text:p text:style-name="P6">Литература</text:p>
      <text:list xml:id="list2412496570379629839" text:style-name="L1">
        <text:list-item>
          <text:p text:style-name="P78">Об интеллекте</text:p>
        </text:list-item>
        <text:list-item>
          <text:p text:style-name="P78">HTM документация</text:p>
        </text:list-item>
        <text:list-item>
          <text:p text:style-name="P78">Блум &lt;&lt;мозг разум поведение&gt;&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left="0cm" fo:margin-right="0cm" fo:margin-top="0cm" fo:margin-bottom="0cm" style:contextual-spacing="false" fo:text-indent="0cm" style:auto-text-indent="false">
        <style:tab-stops>
          <style:tab-stop style:position="0.3cm"/>
        </style:tab-stops>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2:27:05.234188288</meta:creation-date>
    <dc:date>2016-06-14T11:06:20.029968066</dc:date>
    <meta:editing-duration>PT20H24M36S</meta:editing-duration>
    <meta:editing-cycles>11</meta:editing-cycles>
    <meta:generator>LibreOffice/4.2.8.2$Linux_X86_64 LibreOffice_project/420m0$Build-2</meta:generator>
    <meta:document-statistic meta:table-count="0" meta:image-count="0" meta:object-count="0" meta:page-count="6" meta:paragraph-count="87" meta:word-count="3114" meta:character-count="23786" meta:non-whitespace-character-count="20676"/>
  </office:meta>
</office:document-meta>
</file>